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office:automatic-styles>
  <office:body>
    <office:text>
      <text:p text:style-name="P1"><text:span text:style-name="T1">VOLATILE</text:span></text:p>
      <text:p text:style-name="P2"><text:span text:style-name="T2"/></text:p>
      <text:p text:style-name="P2"><text:span text:style-name="T2">The volatile keyword is intended to prevent the compiler from applying any optimizations on objects that can change in ways that cannot be determined by the compiler.</text:span></text:p>
      <text:p text:style-name="P2"><text:span text:style-name="T2">Objects declared as volatile are omitted from optimization because their values can be changed by code outside the scope of the current code at any time. The system always reads the current value of a volatile object from the memory location rather can keeping its temporary register at the point it is requested.</text:span></text:p>
      <text:p text:style-name="P2"><text:span text:style-name="T2">An example of a use: Global variables within a multi-threaded application (even though they are a weak way of sharing memory). When two threads sharing information via global variable, they must be volatile. Since threads run asynchronously, any update of the gobal variable due to one thread should be fetched freshly by another consumer thread. If we do not use the volatile qualifier we may have unexpected behaviour: due to optimizations, when interrupts are enabled and used.</text:span></text:p>
      <text:p text:style-name="P2"><text:span text:style-name="T2">"Hey compiler, I'm volatile and, you know, I can be changed by some XYZ that you're not even aware of. That XYZ could be anything. Maybe some alien outside this planet called program. Maybe some lightning, some form of interrupt, volcanoes, etc can mutate me. Maybe. You never know who is going to change me! So O you ignorant, stop playing an all-knowing god, and don't dare touch the code where I'm present. Okay?"</text:span></text:p>
      <text:p text:style-name="P3"><draw:frame text:anchor-type="as-char" svg:width="45.72mm" svg:height="7.20mm" style:rel-width="scale" style:rel-height="scale"><draw:object-ole xlink:href="OleObj1"/><draw:image xlink:href="ObjectReplacements/OleObj1"/></draw:frame><text:span text:style-name="T2"/></text:p>
      <text:p text:style-name="P4"><text:span text:style-name="T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